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48f9" officeooo:paragraph-rsid="000148f9"/>
    </style:style>
    <style:style style:name="P2" style:family="paragraph" style:parent-style-name="Standard">
      <style:paragraph-properties fo:text-align="center" style:justify-single-word="false"/>
      <style:text-properties officeooo:rsid="000148f9" officeooo:paragraph-rsid="000148f9"/>
    </style:style>
    <style:style style:name="P3" style:family="paragraph" style:parent-style-name="Standard">
      <style:text-properties officeooo:rsid="00017b13" officeooo:paragraph-rsid="00017b13"/>
    </style:style>
    <style:style style:name="P4" style:family="paragraph" style:parent-style-name="Standard">
      <style:text-properties officeooo:rsid="00017b13" officeooo:paragraph-rsid="00019f28"/>
    </style:style>
    <style:style style:name="P5" style:family="paragraph" style:parent-style-name="Standard">
      <style:text-properties officeooo:rsid="0004aefd" officeooo:paragraph-rsid="0004aefd"/>
    </style:style>
    <style:style style:name="P6" style:family="paragraph" style:parent-style-name="Standard">
      <style:text-properties officeooo:rsid="0004aefd" officeooo:paragraph-rsid="0006ab8e"/>
    </style:style>
    <style:style style:name="P7" style:family="paragraph" style:parent-style-name="Standard">
      <style:text-properties officeooo:paragraph-rsid="0004aefd"/>
    </style:style>
    <style:style style:name="P8" style:family="paragraph" style:parent-style-name="Standard">
      <style:text-properties officeooo:rsid="0006ab8e" officeooo:paragraph-rsid="0006ab8e"/>
    </style:style>
    <style:style style:name="P9" style:family="paragraph" style:parent-style-name="Standard">
      <style:text-properties officeooo:paragraph-rsid="0006ab8e"/>
    </style:style>
    <style:style style:name="P10" style:family="paragraph" style:parent-style-name="Standard">
      <style:text-properties officeooo:rsid="000998c3" officeooo:paragraph-rsid="0006ab8e"/>
    </style:style>
    <style:style style:name="P11" style:family="paragraph" style:parent-style-name="Standard">
      <style:text-properties officeooo:rsid="000998c3" officeooo:paragraph-rsid="000998c3"/>
    </style:style>
    <style:style style:name="P12" style:family="paragraph" style:parent-style-name="Standard">
      <style:text-properties officeooo:rsid="000998c3" officeooo:paragraph-rsid="00117f6c"/>
    </style:style>
    <style:style style:name="P13" style:family="paragraph" style:parent-style-name="Standard">
      <style:text-properties officeooo:rsid="000a182b" officeooo:paragraph-rsid="000a182b"/>
    </style:style>
    <style:style style:name="P14" style:family="paragraph" style:parent-style-name="Standard">
      <style:text-properties officeooo:rsid="000a182b" officeooo:paragraph-rsid="000ad49a"/>
    </style:style>
    <style:style style:name="P15" style:family="paragraph" style:parent-style-name="Standard">
      <style:text-properties officeooo:rsid="000a182b" officeooo:paragraph-rsid="000c9059"/>
    </style:style>
    <style:style style:name="P16" style:family="paragraph" style:parent-style-name="Standard">
      <style:text-properties officeooo:rsid="000d43d8" officeooo:paragraph-rsid="000d43d8"/>
    </style:style>
    <style:style style:name="P17" style:family="paragraph" style:parent-style-name="Standard">
      <style:text-properties officeooo:rsid="00142218" officeooo:paragraph-rsid="000c9059"/>
    </style:style>
    <style:style style:name="P18" style:family="paragraph" style:parent-style-name="Standard">
      <style:paragraph-properties fo:break-before="page"/>
      <style:text-properties officeooo:rsid="000998c3" officeooo:paragraph-rsid="000998c3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17b13"/>
    </style:style>
    <style:style style:name="T3" style:family="text">
      <style:text-properties style:text-position="sub 58%" officeooo:rsid="000998c3"/>
    </style:style>
    <style:style style:name="T4" style:family="text">
      <style:text-properties style:text-position="sub 58%" style:text-underline-style="solid" style:text-underline-width="auto" style:text-underline-color="font-color" fo:font-weight="bold" officeooo:rsid="000998c3" style:font-weight-asian="bold" style:font-weight-complex="bold"/>
    </style:style>
    <style:style style:name="T5" style:family="text">
      <style:text-properties style:text-position="sub 58%" officeooo:rsid="000d43d8"/>
    </style:style>
    <style:style style:name="T6" style:family="text">
      <style:text-properties officeooo:rsid="00017b13"/>
    </style:style>
    <style:style style:name="T7" style:family="text">
      <style:text-properties officeooo:rsid="0004aefd"/>
    </style:style>
    <style:style style:name="T8" style:family="text">
      <style:text-properties style:font-name="LiberationSerif" fo:font-size="12pt"/>
    </style:style>
    <style:style style:name="T9" style:family="text">
      <style:text-properties style:font-name="LiberationSerif" fo:font-size="12pt" officeooo:rsid="0006ab8e"/>
    </style:style>
    <style:style style:name="T10" style:family="text">
      <style:text-properties style:font-name="LiberationSerif" fo:font-size="7pt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0ad49a"/>
    </style:style>
    <style:style style:name="T13" style:family="text">
      <style:text-properties style:text-position="0% 100%" officeooo:rsid="000c9059"/>
    </style:style>
    <style:style style:name="T14" style:family="text">
      <style:text-properties style:text-position="0% 100%" style:text-underline-style="solid" style:text-underline-width="auto" style:text-underline-color="font-color" fo:font-weight="bold" officeooo:rsid="000c9059" style:font-weight-asian="bold" style:font-weight-complex="bold"/>
    </style:style>
    <style:style style:name="T15" style:family="text">
      <style:text-properties style:text-position="0% 100%" style:text-underline-style="solid" style:text-underline-width="auto" style:text-underline-color="font-color" fo:font-weight="bold" officeooo:rsid="000d43d8" style:font-weight-asian="bold" style:font-weight-complex="bold"/>
    </style:style>
    <style:style style:name="T16" style:family="text">
      <style:text-properties style:text-position="0% 100%" officeooo:rsid="000d43d8"/>
    </style:style>
    <style:style style:name="T17" style:family="text">
      <style:text-properties style:text-position="0% 100%" officeooo:rsid="00117f6c"/>
    </style:style>
    <style:style style:name="T18" style:family="text">
      <style:text-properties officeooo:rsid="0006ab8e"/>
    </style:style>
    <style:style style:name="T19" style:family="text">
      <style:text-properties officeooo:rsid="0008953e"/>
    </style:style>
    <style:style style:name="T20" style:family="text">
      <style:text-properties officeooo:rsid="000998c3"/>
    </style:style>
    <style:style style:name="T21" style:family="text">
      <style:text-properties officeooo:rsid="000a182b"/>
    </style:style>
    <style:style style:name="T22" style:family="text">
      <style:text-properties officeooo:rsid="000ad49a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0998c3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0d43d8" style:font-weight-asian="bold" style:font-weight-complex="bold"/>
    </style:style>
    <style:style style:name="T26" style:family="text">
      <style:text-properties fo:font-style="italic" officeooo:rsid="000e34c3" style:font-style-asian="italic" style:font-style-complex="italic"/>
    </style:style>
    <style:style style:name="T27" style:family="text">
      <style:text-properties officeooo:rsid="000c9059"/>
    </style:style>
    <style:style style:name="T28" style:family="text">
      <style:text-properties officeooo:rsid="000d43d8"/>
    </style:style>
    <style:style style:name="T29" style:family="text">
      <style:text-properties officeooo:rsid="000f0de2"/>
    </style:style>
    <style:style style:name="T30" style:family="text">
      <style:text-properties officeooo:rsid="00117f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babilistic Paths</text:p>
      <text:p text:style-name="P2">by Sven Nilsen, 2017</text:p>
      <text:p text:style-name="P1"/>
      <text:p text:style-name="P1"><text:span text:style-name="T28">A</text:span> probabilistic path is <text:span text:style-name="T28">similar to an</text:span> existential path, <text:span text:style-name="T28">but for reasoning about uncertainty</text:span>. For example, <text:span text:style-name="T6">the following </text:span>two functions `f<text:span text:style-name="T1">0</text:span>` and `f<text:span text:style-name="T1">1</text:span>` have the same existential path:</text:p>
      <text:p text:style-name="P1"/>
      <text:p text:style-name="P1"><text:tab/>f<text:span text:style-name="T1">0</text:span> := \(x : nat) = if <text:span text:style-name="T6">(x % 2) == 0</text:span> { 1 } else { 0 }</text:p>
      <text:p text:style-name="P1"><text:tab/>f<text:span text:style-name="T1">1</text:span> := \(x : nat) = if <text:span text:style-name="T6">(x % 10) == 0 { 1 } else { 0 }</text:span></text:p>
      <text:p text:style-name="P1"/>
      <text:p text:style-name="P1"><text:tab/>∃<text:span text:style-name="T6">f</text:span><text:span text:style-name="T2">0</text:span><text:span text:style-name="T6"> &lt;=&gt; ∃f</text:span><text:span text:style-name="T2">1</text:span><text:span text:style-name="T6"> &lt;=&gt; \(x : nat) = x == 0 ∨ x == 1</text:span></text:p>
      <text:p text:style-name="P1"/>
      <text:p text:style-name="P3">Yet, the function `f<text:span text:style-name="T1">1</text:span>` returns `1` five times as often compared to `f<text:span text:style-name="T1">1</text:span>`:</text:p>
      <text:p text:style-name="P3"/>
      <text:p text:style-name="P3"><text:tab/>f<text:span text:style-name="T1">0</text:span> : 1 0 1 0 1 0 1 0 1 0 1 0 …</text:p>
      <text:p text:style-name="P3"><text:tab/>f<text:span text:style-name="T1">1</text:span> : 1 0 0 0 0 0 0 0 0 1 0 0 …</text:p>
      <text:p text:style-name="P3"/>
      <text:p text:style-name="P16">So, their probabilistic paths are different:</text:p>
      <text:p text:style-name="P3"/>
      <text:p text:style-name="P3"><text:tab/>∃<text:span text:style-name="T5">p</text:span><text:span text:style-name="T28">f</text:span><text:span text:style-name="T5">0</text:span><text:span text:style-name="T28"> := \(_ : nat) = if x == 0 ∨ x == 1 { 1/2 } else { 0 }</text:span></text:p>
      <text:p text:style-name="P3"><text:tab/>∃<text:span text:style-name="T5">p</text:span><text:span text:style-name="T28">f</text:span><text:span text:style-name="T5">1</text:span><text:span text:style-name="T28"> := \(x : nat) = if x == 0 { 9/10 } else if x == 1 { 1/10 } else { 0 }</text:span></text:p>
      <text:p text:style-name="P4"/>
      <text:p text:style-name="P5">All boolean functions has an assigned probability of returning `true`, by using a higher order `if` function:</text:p>
      <text:p text:style-name="P5"/>
      <text:p text:style-name="P7"><text:span text:style-name="T7"><text:tab/></text:span><text:span text:style-name="T8">P(if(A, B)(x)) = P(x)·P(A) + (1-P(x))·P(B) </text:span></text:p>
      <text:p text:style-name="P5"/>
      <text:p text:style-name="P7"><text:span text:style-name="T7"><text:tab/></text:span><text:span text:style-name="T8">if := \(a, b) = \(c) = if c { a } else { b } </text:span></text:p>
      <text:p text:style-name="P5"/>
      <text:p text:style-name="P6"><text:span text:style-name="T29">Just like the</text:span> existential path can not inherit knowledge about the input, the probability <text:span text:style-name="T29">path uses a uniform random </text:span>distribution for the input. <text:span text:style-name="T18">This means the probability of input `</text:span><text:span text:style-name="T9">P(x)` </text:span><text:span text:style-name="T18">gets replaced by `1/2` after deriving the probability formula for a boolean function. The probabilistic path of every boolean function can be constructed by the `probx` function:</text:span></text:p>
      <text:p text:style-name="P6"/>
      <text:p text:style-name="P6"><text:tab/><text:span text:style-name="T20">probx := \(k : real ∧ [prob] true) = \(x : bool) = if x { k } else { 1 – k }</text:span></text:p>
      <text:p text:style-name="P6"/>
      <text:p text:style-name="P6"><text:tab/><text:span text:style-name="T20">prob := \(x : real) = x &gt;= 0 ∧ x &lt;= 1</text:span></text:p>
      <text:p text:style-name="P6"/>
      <text:p text:style-name="P8">For example, for the function `and`:</text:p>
      <text:p text:style-name="P8"/>
      <text:p text:style-name="P9"><text:span text:style-name="T18"><text:tab/>k = </text:span><text:span text:style-name="T8">P(and(x</text:span><text:span text:style-name="T10">0</text:span><text:span text:style-name="T8">, x</text:span><text:span text:style-name="T10">1</text:span><text:span text:style-name="T8">)) = P(x</text:span><text:span text:style-name="T10">0</text:span><text:span text:style-name="T8">)·P(x</text:span><text:span text:style-name="T10">1</text:span><text:span text:style-name="T8">) </text:span><text:span text:style-name="T9">= 1/2 · 1/2 = 1/4</text:span></text:p>
      <text:p text:style-name="P8"><text:tab/>∃<text:span text:style-name="T1">p</text:span>and <text:span text:style-name="T19">&lt;=&gt; probx(1/4)</text:span></text:p>
      <text:p text:style-name="P10"/>
      <text:p text:style-name="P18">In probability theory there are conditional probabilities. The equivalent concept for probabilistic paths is constructed by adding <text:span text:style-name="T21">sub-type</text:span> constraints to the input before taking the probabilistic path:</text:p>
      <text:p text:style-name="P11"/>
      <text:p text:style-name="P12"><text:tab/>∃<text:span text:style-name="T1">p</text:span>and{(= true), _} <text:span text:style-name="T30">&lt;=&gt; </text:span>∃<text:span text:style-name="T1">p</text:span><text:span text:style-name="T17">id</text:span><text:span text:style-name="T11"> </text:span>&lt;=&gt; probx(<text:span text:style-name="T21">1/2)</text:span></text:p>
      <text:p text:style-name="P11"/>
      <text:p text:style-name="P13">Translating back and forth between the two notations is straight forward:</text:p>
      <text:p text:style-name="P13"/>
      <text:p text:style-name="P13"><text:tab/>P(and(a, b) | a) = <text:span text:style-name="T28">(∃</text:span><text:span text:style-name="T3">p</text:span><text:span text:style-name="T20">and{(= true), _})</text:span>(true)</text:p>
      <text:p text:style-name="P13"><text:tab/>P(¬and(a, b) | a) = <text:span text:style-name="T28">(∃</text:span><text:span text:style-name="T3">p</text:span><text:span text:style-name="T20">and{(= true), _})</text:span>(false)</text:p>
      <text:p text:style-name="P13"/>
      <text:p text:style-name="P13"><text:span text:style-name="T28">In proofs</text:span>, inject the sub-type constraints <text:span text:style-name="T28">so you get only free inputs </text:span>and <text:span text:style-name="T28">then take the probabilistic path:</text:span></text:p>
      <text:p text:style-name="P13"/>
      <text:p text:style-name="P14"><text:tab/><text:span text:style-name="T23">P(and(a, b) | a) = </text:span><text:span text:style-name="T25">(</text:span><text:span text:style-name="T24">∃</text:span><text:span text:style-name="T4">p</text:span><text:span text:style-name="T14">id</text:span><text:span text:style-name="T15">)</text:span><text:span text:style-name="T23">(true)</text:span></text:p>
      <text:p text:style-name="P13"><text:tab/>P(and(a, b) | a)</text:p>
      <text:p text:style-name="P13"><text:tab/>P(and(a : (= true), b))</text:p>
      <text:p text:style-name="P13"><text:tab/>P(and{(= true), _}(a, b))</text:p>
      <text:p text:style-name="P13"><text:tab/><text:span text:style-name="T28">(∃</text:span><text:span text:style-name="T3">p</text:span><text:span text:style-name="T20">and{(= true), _})</text:span>(true)</text:p>
      <text:p text:style-name="P15"><text:tab/><text:tab/><text:span text:style-name="T27">and{(= true), _} &lt;=&gt; id</text:span></text:p>
      <text:p text:style-name="P15"><text:tab/><text:span text:style-name="T28">(∃</text:span><text:span text:style-name="T3">p</text:span><text:span text:style-name="T13">id</text:span><text:span text:style-name="T16">)</text:span>(true)</text:p>
      <text:p text:style-name="P13"/>
      <text:p text:style-name="P14"><text:tab/><text:span text:style-name="T23">P(¬and(a, b) | a) = </text:span><text:span text:style-name="T25">(</text:span><text:span text:style-name="T24">∃</text:span><text:span text:style-name="T4">p</text:span><text:span text:style-name="T14">id</text:span><text:span text:style-name="T15">)</text:span><text:span text:style-name="T23">(false)</text:span></text:p>
      <text:p text:style-name="P14"><text:tab/>P(¬and(a, b) | a)</text:p>
      <text:p text:style-name="P14"><text:tab/>P(¬and(a : <text:span text:style-name="T22">(= true)</text:span>, b))</text:p>
      <text:p text:style-name="P15"><text:tab/>P(¬and<text:span text:style-name="T22">{(= true), _}</text:span>(a, b))</text:p>
      <text:p text:style-name="P15"><text:tab/><text:tab/><text:span text:style-name="T27">not · and &lt;=&gt; nand</text:span></text:p>
      <text:p text:style-name="P14"><text:tab/>P(<text:span text:style-name="T22">n</text:span>and<text:span text:style-name="T22">{(= true), _}</text:span>(a, b))</text:p>
      <text:p text:style-name="P14"><text:tab/><text:span text:style-name="T28">(∃</text:span><text:span text:style-name="T3">p</text:span><text:span text:style-name="T12">n</text:span><text:span text:style-name="T20">and{(= true), _})</text:span>(true)</text:p>
      <text:p text:style-name="P14"><text:tab/><text:tab/><text:span text:style-name="T26">Here I do a trick by inverting the output.</text:span></text:p>
      <text:p text:style-name="P14"><text:tab/><text:span text:style-name="T28">(∃</text:span><text:span text:style-name="T3">p</text:span><text:span text:style-name="T20">and{(= true), _})</text:span>(<text:span text:style-name="T22">false</text:span>)</text:p>
      <text:p text:style-name="P14"><text:tab/><text:tab/><text:span text:style-name="T27">and{(= true), _} &lt;=&gt; id</text:span></text:p>
      <text:p text:style-name="P15"><text:tab/><text:span text:style-name="T28">(∃</text:span><text:span text:style-name="T3">p</text:span><text:span text:style-name="T13">id</text:span><text:span text:style-name="T16">)</text:span>(<text:span text:style-name="T22">false</text:span>)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21:45:42.564726000</meta:creation-date>
    <dc:date>2017-07-07T00:16:25.524937000</dc:date>
    <meta:editing-duration>PT26M41S</meta:editing-duration>
    <meta:editing-cycles>1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5" meta:word-count="491" meta:character-count="2442" meta:non-whitespace-character-count="1955"/>
  </office:meta>
</office:document-meta>
</file>